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3" svg:font-family="Ebrima" style:font-adornments="Regular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text-properties fo:font-size="24pt" style:font-size-asian="32pt" style:font-size-complex="32pt"/>
    </style:style>
    <style:style style:name="P3" style:family="paragraph">
      <style:text-properties fo:font-size="32pt" style:font-size-asian="44pt" style:font-size-complex="44pt"/>
    </style:style>
    <style:style style:name="P4" style:family="paragraph">
      <style:text-properties fo:font-size="26pt" style:font-size-asian="36pt" style:font-size-complex="36pt"/>
    </style:style>
    <style:style style:name="P5" style:family="paragraph">
      <style:text-properties fo:font-size="22pt" style:font-size-asian="28pt" style:font-size-complex="28pt"/>
    </style:style>
    <style:style style:name="P6" style:family="paragraph">
      <style:text-properties fo:font-size="20pt" style:font-size-asian="26pt" style:font-size-complex="2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32pt" style:font-size-asian="44pt" style:font-size-complex="44pt"/>
    </style:style>
    <style:style style:name="T6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fo:font-size="26pt" style:font-size-asian="36pt" style:font-size-complex="36pt"/>
    </style:style>
    <style:style style:name="T8" style:family="text">
      <style:text-properties fo:font-size="26pt" fo:font-style="italic" style:font-size-asian="36pt" style:font-style-asian="italic" style:font-size-complex="36pt" style:font-style-complex="italic"/>
    </style:style>
    <style:style style:name="T9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0" style:family="text">
      <style:text-properties fo:font-size="22pt" style:font-size-asian="28pt" style:font-size-complex="28pt"/>
    </style:style>
    <style:style style:name="T11" style:family="text">
      <style:text-properties fo:font-size="22pt" fo:font-style="italic" style:font-size-asian="28pt" style:font-style-asian="italic" style:font-size-complex="28pt" style:font-style-complex="italic"/>
    </style:style>
    <style:style style:name="T12" style:family="text">
      <style:text-properties fo:font-size="20pt" style:font-size-asian="26pt" style:font-size-complex="26pt"/>
    </style:style>
    <style:style style:name="T13" style:family="text">
      <style:text-properties fo:font-size="20pt" fo:font-style="italic" style:font-size-asian="26pt" style:font-style-asian="italic" style:font-size-complex="26pt" style:font-style-complex="italic"/>
    </style:style>
    <style:style style:name="T14" style:family="text">
      <style:text-properties style:text-position="-33% 58%" fo:font-size="20pt" style:font-size-asian="26pt" style:font-size-complex="26pt"/>
    </style:style>
    <style:style style:name="T15" style:family="text">
      <style:text-properties fo:font-size="32pt" fo:font-style="italic" style:font-size-asian="44pt" style:font-style-asian="italic" style:font-size-complex="44pt" style:font-style-complex="italic"/>
    </style:style>
    <style:style style:name="T16" style:family="text">
      <style:text-properties fo:font-size="32pt" fo:font-style="normal" style:font-size-asian="44pt" style:font-style-asian="normal" style:font-size-complex="44pt" style:font-style-complex="normal"/>
    </style:style>
    <style:style style:name="T17" style:family="text">
      <style:text-properties style:font-name="Ebrima3" fo:font-size="20pt" style:font-name-asian="Ebrima3" style:font-size-asian="26pt" style:font-name-complex="Ebrima3" style:font-size-complex="26pt"/>
    </style:style>
    <style:style style:name="T18" style:family="text">
      <style:text-properties style:text-position="-33% 58%" fo:font-style="italic" style:font-style-asian="italic" style:font-style-complex="italic"/>
    </style:style>
    <style:style style:name="T19" style:family="text">
      <style:text-properties style:text-position="-33% 58%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position="-33% 58%" fo:font-size="26pt" style:font-size-asian="36pt" style:font-size-complex="36pt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style:text-position="33% 58%" fo:font-size="2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Wie lautet das Faraday’sche Induktionsgesetz? Welche experimentellen Beobachtungen liegen ihm zugrund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Maxwell’schen Ergänz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 text:style-name="P2"><text:span text:style-name="T2">Erläutern Sie den Widerspruch zwischen dem Ampère’schen Gesetz und der Kontinuitätsgleichung bei zeitabhängigen Phänomene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eben Sie den vollständigen Satz der Maxwell-Gleichungen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Sinn hat die Einführung der elektromagnetischen Potentiale <text:span text:style-name="T3">ϕ</text:span> und <text:span text:style-name="T4">A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5">Welche Eichtransformation ist für die elektromagnetischen Potentiale erlaub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Zeigen Sie, dass sich bei der erlaubten Eichtransformation die elektromagnetischen Felder </text:span><text:span text:style-name="T6">E</text:span><text:span text:style-name="T1"> und </text:span><text:span text:style-name="T6">B</text:span><text:span text:style-name="T1"> nicht änder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Coulomb-Eichung? Welchen Vorteil bietet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ietet die Lorentz-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raft wirkt auf eine Punktladung <text:span text:style-name="T3">q</text:span> im elektromagnetischen Feld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7">Welche Arbeit leistet das elektromagnetische Feld an einer auf das Volumen </text:span><text:span text:style-name="T8">V</text:span><text:span text:style-name="T7"> beschränkten Ladungsdichte </text:span><text:span text:style-name="T8">ρ</text:span><text:span text:style-name="T7">(</text:span><text:span text:style-name="T9">r</text:span><text:span text:style-name="T7">, </text:span><text:span text:style-name="T8">t</text:span><text:span text:style-name="T7">)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hysikalische Bedeutung hat der Poynting-Vekto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Kontinuitätsgleichung genügt der Poynting-Vek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nergiedichte des elektromagnetischen Feldes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Energiesatz der Elektrodynamik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Feldimpul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Impulssatz der Elektrodynamik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finieren und interpretieren Sie den Maxwell’schen Spannungstensor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quasistationärer Näher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Maxwell-Gleichungen in quasistationärer Näher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3">Induktionsspannung</text:span>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Lenz’sche Regel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Selbst- und Gegeninduktivitä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Selbstinduktivität einer langen Spul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 text:style-name="P2"><text:span text:style-name="T2">Drücken Sie die magnetische Feldenergie eines Systems stromdurchflossener Leiter durch die Induktionskoeffizienten aus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5">Was gilt für die magnetische Feldenergie im Spezialfall eines einzelnen Leiterkreise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 text:style-name="P5"><text:span text:style-name="T10">Welcher Differenzialgleichung genügt der elektrische Strom </text:span><text:span text:style-name="T11">I</text:span><text:span text:style-name="T10"> in einem Leiterkreis aus Spule, Kondensator und Ohm’schem Widerstand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griffe Impedanz, Wirkwiderstand, Blindwider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n Effektivwerten von Strom und Spann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 text:style-name="P6"><text:span text:style-name="T12">Geben Sie die Phasenverschiebungen zwischen Strom und Spannung in einem Wechselstromkreis mit Ohm’schem Widerstand, Kapazität oder Induktivität an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2" draw:layer="layout" svg:width="25.199cm" svg:height="3.506cm" svg:x="1.4cm" svg:y="0.839cm" presentation:class="title" presentation:user-transformed="true">
          <draw:text-box>
            <text:p text:style-name="P2"><text:span text:style-name="T2">Geben Sie die zeitgemittelte Leistung in einem Wechselstromkreis mit Ohm’schem Widerstand, Kapazität oder Induktivität a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ämpfung und Eigenfrequenz des elektrischen Schwingkreis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2" draw:layer="layout" svg:width="25.199cm" svg:height="3.506cm" svg:x="1.4cm" svg:y="0.838cm" presentation:class="title" presentation:user-transformed="true">
          <draw:text-box>
            <text:p text:style-name="P2"><text:span text:style-name="T2">Diskutieren Sie den zeitlichen Verlauf von Strom und Spannung für den Schwingfall, den Kriechfall und den aperiodischen Grenzfall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echanische Analogon zum elektrischen Schwingkreis kennen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 text:style-name="P6"><text:span text:style-name="T12">Wie hängt die Stromamplitude </text:span><text:span text:style-name="T13">I</text:span><text:span text:style-name="T14">0</text:span><text:span text:style-name="T12"> im Serienresonanzkreis von der Frequenz </text:span><text:span text:style-name="T13">ω</text:span><text:span text:style-name="T12"> der angelegten Spannung ab? Wann spricht man von Resonanz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baut sich der Strom in einem <text:span text:style-name="T3">RL</text:span>-Kreis nach Einschalten einer Gleichspannung auf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der Strom in einem <text:span text:style-name="T3">RL</text:span>-Kreis nach dem Ausschal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beim Verhalten des Stroms in einem <text:span text:style-name="T3">RL</text:span>-Kreis unter der Zeitkonstan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npassen!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Unter welchen Bedingungen erfüllen die Komponenten von </text:span><text:span text:style-name="T6">E</text:span><text:span text:style-name="T1"> und </text:span><text:span text:style-name="T6">B</text:span><text:span text:style-name="T1"> die homogene Wellengleich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omogene Wellen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truktur hat die allgemeine Lösung der homogenen Wellen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5">Was versteht man unter einer ebenen Welle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 text:style-name="P5"><text:span text:style-name="T10">Definieren Sie für die ebene Welle die Begriffe Phasengeschwindigkeit, Wellenlänge, Ausbreitungsvektor, Frequenz und Periode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Welche Beziehung besteht zwischen Phasengeschwindigkeit, Wellenlänge und Frequenz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Wie lautet die Lösung der homogenen Wellengleichung, die gleichzeitig die Maxwell-Gleichungen befriedi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Zusammenhang besteht zwischen <text:span text:style-name="T4">E</text:span>, <text:span text:style-name="T4">B</text:span> und <text:span text:style-name="T4">k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linear, zirkular und elliptisch polarisierten ebenen Wel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nennt man ein Medium dispersiv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Wie und wann unterscheiden sich Gruppen- und Phasengeschwindigkei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Wellenpak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Nennen Sie andere Lösungstypen für die homogene Wellengleichung als ebene Welle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schreiben Sie eine Kugelwelle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Fourier-Reihe einer Funktion <text:span text:style-name="T3">f</text:span> (<text:span text:style-name="T3">x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Fourier-Transformierte der Funktion <text:span text:style-name="T3">f</text:span> (<text:span text:style-name="T3">x</text:span>)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Nennen Sie einige der wichtigsten Eigenschaften der Fourier-Transformierten der Funktion </text:span><text:span text:style-name="T15">f</text:span><text:span text:style-name="T16"> </text:span><text:span text:style-name="T5">(</text:span><text:span text:style-name="T15">x</text:span><text:span text:style-name="T5">)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Faltungstheore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text-style-name="P2" draw:layer="layout" svg:width="25.199cm" svg:height="3.506cm" svg:x="1.4cm" svg:y="0.835cm" presentation:class="title" presentation:user-transformed="true">
          <draw:text-box>
            <text:p text:style-name="P2"><text:span text:style-name="T2">Wie kann man mithilfe der Fourier-Transformation die allgemeinste Lösung der homogenen Wellengleichung auffin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 text:style-name="P6"><text:span text:style-name="T12">Wie lauten Energiedichte und Energiestromdichte für elektromagnetische Felder mit harmonischer Zeitabhängigkeit? Was gilt insbesondere für ebene Well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Wie verteilt sich bei der ebenen Welle im Zeitmittel die Energiedichte auf magnetische und elektrische Anteil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text-style-name="P2" draw:layer="layout" svg:width="25.199cm" svg:height="3.506cm" svg:x="1.4cm" svg:y="0.839cm" presentation:class="title" presentation:user-transformed="true">
          <draw:text-box>
            <text:p text:style-name="P2"><text:span text:style-name="T2">Geben Sie den Zusammenhang zwischen dem Poynting-Vektor und der Energiedichte (zeitgemittelt) für die ebene Welle an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 text:style-name="P6"><text:span text:style-name="T12">Welche Differenzialgleichung ersetzt in einem homogenen, isotropen, ladungsfreien, elektrischen Leiter (</text:span><text:span text:style-name="T13">σ</text:span><text:span text:style-name="T12"> </text:span><text:span text:style-name="T17">≠</text:span><text:span text:style-name="T12"> 0) die homogene Wellengleichung eines ungeladenen Isolator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7">Durch welchen Ansatz lässt sich die Telegraphengleichung auf die Gestalt der homogenen Wellengleichung brin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Wodurch ist die Eindringtiefe einer elektromagnetischen Welle in einen elektrischen Leiter bestimm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ie Phasengeschwindigkeit der Welle im Leiter größer oder kleiner als im Isolato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Welche Ortsabhängigkeit weist die zeitgemittelte Energiestromdichte in einem elektrischen Leiter auf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text-style-name="P2" draw:layer="layout" svg:width="25.199cm" svg:height="3.506cm" svg:x="1.4cm" svg:y="0.836cm" presentation:class="title" presentation:user-transformed="true">
          <draw:text-box>
            <text:p text:style-name="P2"><text:span text:style-name="T2">Wie lauten die Stetigkeitsbedingungen für das elektromagnetische Feld an Grenzflächen in ungeladenen Isolato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Wie lauten Reflexions- und Brechungsgesetz für elektromagnetische Wellen an Grenzfläch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i welchem Einfallswinkel tritt Totalreflexion auf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en die Fresnel’schen Formel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Reflexion zur Erzeugung linear polarisierter Wellen ausnutz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Reflexions- und Transmissionskoeffizient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text-style-name="P2" draw:layer="layout" svg:width="25.199cm" svg:height="3.506cm" svg:x="1.4cm" svg:y="0.834cm" presentation:class="title" presentation:user-transformed="true">
          <draw:text-box>
            <text:p text:style-name="P2"><text:span text:style-name="T2">Was geschieht mit der elektromagnetischen Welle bei einem Einfallswinkel, der größer ist als der Grenzwinkel der Totalreflexio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ann konvergiert eine komplexe Zahlenfolge {<text:span text:style-name="T3">z</text:span><text:span text:style-name="T18">n</text:span>} gegen <text:span text:style-name="T3">z</text:span><text:span text:style-name="T19">0</text:span> ∈ <text:span text:style-name="T20">C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 text:style-name="P4"><text:span text:style-name="T7">Wann wird eine komplexe Funktion als stetig in </text:span><text:span text:style-name="T8">z</text:span><text:span text:style-name="T21">0</text:span><text:span text:style-name="T7"> bezeichnet? Wann bezeichnet man sie als gleichmäßig stetig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fferenzierbarkeit einer komplexen 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en die Cauchy-Riemann’schen Differenzial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Gebiet 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eine Funktion <text:span text:style-name="T3">f</text:span><text:span text:style-name="T22"> </text:span>(<text:span text:style-name="T3">z</text:span>) analytisch in einem Gebiet 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komplexe Kurvenintegral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heißt ein Gebiet einfach‑zusammenhängend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Cauchy’schen Integral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Cauchy’sche Integralformel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m Zusammenhang steht die Cauchy’sche Integralformel mit dem Satz von Morera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Konvergenzbereich einer Folge komplexer Funktio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Cauchy-Hadamard’sche Satz über die Konvergenz einer Potenzreih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rin besteht die Aussage des Entwicklungssatz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Identitätssätze für Potenzreihen und analytische Funk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klären Sie das Prinzip der analytischen Fortsetz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Pol <text:span text:style-name="T3">n</text:span>-ter Ordnung einer Funktion <text:span text:style-name="T3">f</text:span> (<text:span text:style-name="T3">z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Verzweigungspunkt einer Funktion <text:span text:style-name="T3">f</text:span> (<text:span text:style-name="T3">z</text:span>)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Laurent-Entwicklung einer Funktion <text:span text:style-name="T3">f</text:span> (<text:span text:style-name="T3">z</text:span>)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7">Die Funktion </text:span><text:span text:style-name="T8">f</text:span><text:span text:style-name="T7"> (</text:span><text:span text:style-name="T8">z</text:span><text:span text:style-name="T7">) habe in </text:span><text:span text:style-name="T8">z</text:span><text:span text:style-name="T23">∗</text:span><text:span text:style-name="T7"> einen Pol </text:span><text:span text:style-name="T8">p</text:span><text:span text:style-name="T7">-ter Ordnung. Wie berechnen Sie dann das Residuum von </text:span><text:span text:style-name="T8">f</text:span><text:span text:style-name="T7"> (</text:span><text:span text:style-name="T8">z</text:span><text:span text:style-name="T7">) an der Stelle </text:span><text:span text:style-name="T8">z</text:span><text:span text:style-name="T23">∗</text:span><text:span text:style-name="T7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Residuen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kizzieren Sie den Lösungsweg für die inhomogene Wellengleich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7">Wie machen sich Retardierungseffekte in den allgemeinen Lösungen für die elektromagnetischen Potentiale bemerkba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chtung, sinnhaft? Vgl. vorige Frage.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4" draw:text-style-name="P2" draw:layer="layout" svg:width="25.199cm" svg:height="3.506cm" svg:x="1.4cm" svg:y="0.838cm" presentation:class="title" presentation:user-transformed="true">
          <draw:text-box>
            <text:p text:style-name="P2"><text:span text:style-name="T2">Was versteht man im Zusammenhang mit elektromagnetischer Strahlung unter den Begriffen Nahzone und Strahlungszon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das Vektorpotential in der Strahlungszon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1" draw:text-style-name="P6" draw:layer="layout" svg:width="25.199cm" svg:height="3.506cm" svg:x="1.4cm" svg:y="0.835cm" presentation:class="title" presentation:user-transformed="true">
          <draw:text-box>
            <text:p text:style-name="P6"><text:span text:style-name="T12">Wie hängt die pro Raumwinkel abgestrahlte Leistung der elektrischen Dipolstrahlung in der Strahlungszone von der Wellenlänge </text:span><text:span text:style-name="T13">λ</text:span><text:span text:style-name="T12"> und vom Dipolmoment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achen sich Retardierungseffekte auch in der Nahzone bemerkba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n Liénard-Wiechert-Potential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strahlt ein geladenes Teilchen Energie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Bremsstrahl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3" svg:font-family="Ebrima" style:font-adornments="Regular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6-19T21:20:23.827000000</dc:date>
    <meta:document-statistic meta:object-count="429"/>
  </office:meta>
</office:document-meta>
</file>